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6882in"/>
    </style:style>
    <style:style style:name="Table22.C" style:family="table-column">
      <style:table-column-properties style:column-width="5.322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3125in"/>
    </style:style>
    <style:style style:name="Table37.B" style:family="table-column">
      <style:table-column-properties style:column-width="4.1868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5.1451in"/>
    </style:style>
    <style:style style:name="Table40.B" style:family="table-column">
      <style:table-column-properties style:column-width="1.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4.9681in"/>
    </style:style>
    <style:style style:name="Table41.B" style:family="table-column">
      <style:table-column-properties style:column-width="1.531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2.4993in"/>
    </style:style>
    <style:style style:name="Table43.B" style:family="table-column">
      <style:table-column-properties style:column-width="2.6458in"/>
    </style:style>
    <style:style style:name="Table43.C" style:family="table-column">
      <style:table-column-properties style:column-width="1.3549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1667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1563in"/>
    </style:style>
    <style:style style:name="Table45.B" style:family="table-column">
      <style:table-column-properties style:column-width="0.5306in"/>
    </style:style>
    <style:style style:name="Table45.C" style:family="table-column">
      <style:table-column-properties style:column-width="2.8132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0208in"/>
    </style:style>
    <style:style style:name="Table46.B" style:family="table-column">
      <style:table-column-properties style:column-width="0.5313in"/>
    </style:style>
    <style:style style:name="Table46.C" style:family="table-column">
      <style:table-column-properties style:column-width="0.5201in"/>
    </style:style>
    <style:style style:name="Table46.D" style:family="table-column">
      <style:table-column-properties style:column-width="4.427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2292in"/>
    </style:style>
    <style:style style:name="Table97.B" style:family="table-column">
      <style:table-column-properties style:column-width="1.2701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version of </text:span><text:span text:style-name="T5">December 10, 2020</text:span><text:span text:style-name="T2">) contains specifications for the </text:span><text:span text:style-name="T5">graded lab problems</text:span><text:span text:style-name="T2"> for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his allows you to run the </text:span><text:a xlink:type="simple" xlink:href="https://github.com/ikokkari/PythonProblems/blob/master/tester109.py" text:style-name="ListLabel_20_47" text:visited-style-name="ListLabel_20_47"><text:span text:style-name="T14">tester109.py</text:span></text:a><text:span text:style-name="T2"> script at any time to validate the functions that you have completed so far, so you always know exactly where you are currently standing on this course. These tests are executed in the same order that your functions appear in the </text:span><text:span text:style-name="T15">labs109.py</text:span><text:span text:style-name="T2"> file, helping you to concentrate on the current function.</text:span></text:p>
      <text:p text:style-name="P2"/>
      <text:p text:style-name="P1"><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he test battery for each individual function should take at most a couple of seconds to complete. If some test takes a minute or more, your code is too slow and its logic desperately needs to be streamlined, usually by shaving off one level of nesting from your structured loops, sometimes by using a </text:span><text:span text:style-name="T15">set</text:span><text:span text:style-name="T2"> or a </text:span><text:span text:style-name="T15">dict</text:span><text:span text:style-name="T2"> to remember the things your function has previously seen and done.</text:span></text:p>
      <text:p text:style-name="P6"/>
      <text:p text:style-name="P7"><text:a xlink:type="simple" xlink:href="http://www.catb.org/~esr/writings/taoup/html/ch11s09.html" text:style-name="ListLabel_20_48" text:visited-style-name="ListLabel_20_48"><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2"/>
      <text:p text:style-name="P1"><text:span text:style-name="T2">This specification document and the automated tester script are released under GNU Public License version 3 to be distributed and adapted freely.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2"/>
      <text:p text:style-name="P1"><text:span text:style-name="T2">Author's thanks go to students </text:span><text:span text:style-name="T5">Shu Zhu Su</text:span><text:span text:style-name="T2">, </text:span><text:span text:style-name="T5">Mohammed Waqas</text:span><text:span text:style-name="T2"> and </text:span><text:span text:style-name="T5">Zhouqin He</text:span><text:span text:style-name="T2"> for going far above and beyond the call of duty in completing solutions that either revealed errors in the original problem specifications or the private model solutions, or independently agreed with the private model solution and this way raised the confidence to the correctness of both.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is letter grade should be returned as a string that consists of the uppercase letter followed by the modifier </text:span><text:span text:style-name="T15">'+'</text:span><text:span text:style-name="T2"> or </text:span><text:span text:style-name="T15">'-'</text:span><text:span text:style-name="T2">, if there is one. This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to use an </text:span><text:span text:style-name="T5">if-else ladder</text:span><text:span text:style-name="T2">. The file </text:span><text:a xlink:type="simple" xlink:href="https://github.com/ikokkari/PythonProblems/blob/master/labs109.py" text:style-name="ListLabel_20_47" text:visited-style-name="ListLabel_20_47"><text:span text:style-name="T14">labs109.py</text:span></text:a><text:span text:style-name="T2"> given in the repository </text:span><text:a xlink:type="simple" xlink:href="https://github.com/ikokkari/PythonProblems" text:style-name="ListLabel_20_47" text:visited-style-name="ListLabel_20_47"><text:span text:style-name="T14">ikokkari/PythonProblems</text:span></text:a><text:span text:style-name="T2"> already contains an implementation of this function for you to run the tester script </text:span><text:a xlink:type="simple" xlink:href="https://github.com/ikokkari/PythonProblems/blob/master/tester109.py" text:style-name="ListLabel_20_47" text:visited-style-name="ListLabel_20_47"><text:span text:style-name="T14">tester109.py</text:span></text:a><text:span text:style-name="T2"> to verify that everything is working hunky dor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and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with the integer division </text:span><text:span text:style-name="T15">//</text:span><text:span text:style-name="T2"> effectively chops off its last digit, whereas the remainder operator </text:span><text:span text:style-name="T15">%</text:span><text:span text:style-name="T2"> can be used to extract that last digit. These operations allow us to iterate through the digits of an integer one at the time from lowest to highest, almost as if that integer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instead of ten allows you to iterate through the </text:span><text:span text:style-name="T5">bits</text:span><text:span text:style-name="T2"> of the </text:span><text:span text:style-name="T5">binary representation</text:span><text:span text:style-name="T2"> of any integer, which will come handy in problems in your later courses that expect you to be able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of 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has been invaded by a parliament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Chirality</text:span> </text:p>
      <text:p text:style-name="P2"/>
      <text:p text:style-name="P1"><text:span text:style-name="T15">def is_left_handed(pips):</text:span></text:p>
      <text:p text:style-name="P2"/>
      <text:p text:style-name="P1"><text:span text:style-name="T2">Even though this has no effect on fairness, pips from one to six are not painted on dice faces just any which way, but so that the </text:span><text:a xlink:type="simple" xlink:href="https://en.wikipedia.org/wiki/Dice#Arrangement" text:style-name="ListLabel_20_46" text:visited-style-name="ListLabel_20_46"><text:span text:style-name="T11">pips on the opposite faces always add up to seven</text:span></text:a><text:span text:style-name="T2">. In each of the 2</text:span><text:span text:style-name="T29">3</text:span><text:span text:style-name="T2"> = 8 corners of the cube, one value from each opposite pair 1-6, 2-5 and 3-4 meets two other values chosen from each of the other two opposite pairs.</text:span></text:p>
      <text:p text:style-name="P2"/>
      <text:p text:style-name="P1"><text:span text:style-name="T2">This discipline still leaves two possibilities for painting these pips. Look at the corner shared by the faces 1, 2, and 3, and read these numbers clockwise around that corner starting from 1. If these numbers read out as 123, the die is </text:span><text:span text:style-name="T5">left-handed</text:span><text:span text:style-name="T2">, and if they read out as 132, the die is </text:span><text:span text:style-name="T5">right-handed</text:span><text:span text:style-name="T2">. The three numbers read around any other corner of the die determine the three numbers in the unseen opposite side, and therefore the handedness of the die just as surely. Like a pair of gloves separately made for the left and right hand, left- and right-handed dice are in one sense perfectly identical, yet no matter how you twist and turn, you can't change either one to match the other one, at least not without taking that three-dimensional pancake "Through the Looking-Glass" to flip it around in the fourth dimension!</text:span></text:p>
      <text:p text:style-name="P2"/>
      <text:p text:style-name="P1"><text:span text:style-name="T2">Given the three-tuple of </text:span><text:span text:style-name="T15">pips</text:span><text:span text:style-name="T2"> around a corner read in clockwise order, determine whether that die is left-handed. There are only 2</text:span><text:span text:style-name="T29">3</text:span><text:span text:style-name="T2">*3! = 8*6 = 48 possible situations to test for, but you should find and cheerily exploit as many of the ample symmetries of this problem as you can. (For starters, what would happen to the handedness of a die, if you swapped the pips on any two opposite sides?)</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pip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1, 2, 3)</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1, 3, 5)</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5, 3, 1)</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6, 3, 2)</text:span></text:p>
          </table:table-cell>
          <table:table-cell table:style-name="Table15.A1" office:value-type="string">
            <text:p text:style-name="P3"><text:span text:style-name="T15">True</text:span></text:p>
          </table:table-cell>
        </table:table-row>
        <table:table-row table:style-name="Table15.1">
          <table:table-cell table:style-name="Table15.A1" office:value-type="string">
            <text:p text:style-name="P3"><text:span text:style-name="T15">(6, 5, 4)</text:span></text:p>
          </table:table-cell>
          <table:table-cell table:style-name="Table15.A1" office:value-type="string">
            <text:p text:style-name="P3"><text:span text:style-name="T15">False</text:span></text:p>
          </table:table-cell>
        </table:table-row>
        <table:table-row table:style-name="Table15.1">
          <table:table-cell table:style-name="Table15.A1" office:value-type="string">
            <text:p text:style-name="P3"><text:span text:style-name="T15">(4, 5, 6)</text:span></text:p>
          </table:table-cell>
          <table:table-cell table:style-name="Table15.A1" office:value-type="string">
            <text:p text:style-name="P3"><text:span text:style-name="T15">True</text:span></text:p>
          </table:table-cell>
        </table:table-row>
      </table:table>
      <text:p text:style-name="P2"/>
      <text:p text:style-name="P1"><text:span text:style-name="T2">As the final point to ponder, imagine that our physical space had </text:span><text:span text:style-name="T6">k</text:span><text:span text:style-name="T2"> dimensions, instead of merely just the familiar three. How would dice even be cast (in both senses of this word) in </text:span><text:span text:style-name="T6">k</text:span><text:span text:style-name="T2"> dimensions? How would you generalize your function to find the chirality of an arbitrary </text:span><text:span text:style-name="T6">k</text:span><text:span text:style-name="T2">-dimensional die?</text:span></text:p>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lecture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2939358694"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cols</text:span><text:span text:style-name="T2"> numbers from </text:span><text:span text:style-name="T15">start</text:span><text:span text:style-name="T2"> in ascending order. However, similar to the way an ox slowly plowed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Taking the road less traveled, we define the </text:span><text:span text:style-name="T5">height</text:span><text:span text:style-name="T2"> of the given </text:span><text:span text:style-name="T15">word</text:span><text:span text:style-name="T2"> with the following </text:span><text:span text:style-name="T5">recursive</text:span><text:span text:style-name="T2"> rule. As the base case, any character string that is not a member of the list of all </text:span><text:span text:style-name="T15">words</text:span><text:span text:style-name="T2"> automatically has the height of zero. Otherwise, the height of the given </text:span><text:span text:style-name="T15">word</text:span><text:span text:style-name="T2"> equals one plus the whichever is larger of the two heights of its nonempty left and right pieces that it can be split into. To make the heights unambiguous, splitting into the left and right pieces must be done to produce the tallest height.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by the easy virtue of being words.</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a piece is a legitimate word. Be mindful of pieces that start with two or more copies of the letter </text:span><text:span text:style-name="T15">z</text:span><text:span text:style-name="T2">, though. (Yes, they will happen.)</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218810635"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logic might be best be written as a </text:span><text:span text:style-name="T5">generator</text:span><text:span text:style-name="T2"> that </text:span><text:span text:style-name="T15">yield</text:span><text:span text:style-name="T2">s such numbers. The body of the generator consists of two nested loops. The outer loop iterates through the number of digits </text:span><text:span text:style-name="T15">d</text:span><text:span text:style-name="T2"> in the current number. For each value of </text:span><text:span text:style-name="T15">d</text:span><text:span text:style-name="T2">, the inner loop iterates through all possible ways for </text:span><text:span text:style-name="T15">k</text:span><text:span text:style-name="T2"> ranging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s. <text:s/>With most of the work done inside the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77700</text:span></text:p>
          </table:table-cell>
          <table:table-cell table:style-name="Table20.A1" office:value-type="string">
            <text:p text:style-name="P3"><text:span text:style-name="T15">77700</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7" text:visited-style-name="ListLabel_20_47"><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Lana, </text:span><text:span text:style-name="T6">literally</text:span><text:span text:style-name="T2">) was surrounded by the overwhelming Roman forced. In their righteous zeal to avoid capture and slow humiliating death by crucifixion,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survivors who get to walk away from this grim circle. Note that </text:span><text:span text:style-name="T15">k</text:span><text:span text:style-name="T2"> can also be arbitrarily large compared to the number of men still in the dwindling circle... </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999999</text:span></text:p>
          </table:table-cell>
          <table:table-cell table:style-name="Table22.A1" office:value-type="string">
            <text:p text:style-name="P3"><text:span text:style-name="T15">[3, 2, 4,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gt;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gt;ins</text:span><text:span text:style-name="T2"> and </text:span><text:span text:style-name="T15">gcd(out,ins)==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text:span></text:p>
          </table:table-cell>
        </table:table-row>
      </table:table>
      <text:p text:style-name="P2"/>
      <text:p text:style-name="P19"><text:bookmark text:name="_pxgpe19ljupq"/><text:span text:style-name="T1">Count the balls off the brass monkey</text:span></text:p>
      <text:p text:style-name="P4"/>
      <text:p text:style-name="P1"><text:span text:style-name="T15">def pyramid_blocks(n, m, h):</text:span></text:p>
      <text:p text:style-name="P2"/>
      <text:p text:style-name="P1"><text:span text:style-name="T2">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6" text:visited-style-name="ListLabel_20_46"><text:span text:style-name="T11">brass monkeys</text:span></text:a><text:span text:style-name="T2"> of layers of discrete uniform spheres, in spirit of that </text:span><text:a xlink:type="simple" xlink:href="https://en.wikipedia.org/wiki/Spherical_cow" text:style-name="ListLabel_20_46" text:visited-style-name="ListLabel_20_46"><text:span text:style-name="T11">spherical cow running in a vacuum</text:span></text:a><text:span text:style-name="T2">. Given that the </text:span><text:span text:style-name="T6">top</text:span><text:span text:style-name="T2"> layer of the truncated brass monkey consists of </text:span><text:span text:style-name="T15">n</text:span><text:span text:style-name="T2"> rows and </text:span><text:span text:style-name="T15">m</text:span><text:span text:style-name="T2"> columns of spheres, and each solid layer immediately below the one above it always contains one more row and one more column, how many spheres in total make up this truncated brass monkey that has </text:span><text:span text:style-name="T15">h</text:span><text:span text:style-name="T2"> layers?</text:span></text:p>
      <text:p text:style-name="P2"/>
      <text:p text:style-name="P1"><text:span text:style-name="T2">This problem could be solved in a straightforward </text:span><text:span text:style-name="T5">brute force</text:span><text:span text:style-name="T2">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5">analytical closed form formula</text:span><text:span text:style-name="T2"> that makes the answers come out</text:span><text:span text:style-name="T6"> </text:span><text:span text:style-name="T2">pretty much immediately by plugging the values of </text:span><text:span text:style-name="T15">n</text:span><text:span text:style-name="T2">, </text:span><text:span text:style-name="T15">m</text:span><text:span text:style-name="T2"> and </text:span><text:span text:style-name="T15">h</text:span><text:span text:style-name="T2"> into that formula. (Seeing that the brass monkey is a discrete pyramidal shape, surely the </text:span><text:a xlink:type="simple" xlink:href="https://en.wikipedia.org/wiki/Pyramidal_number" text:style-name="ListLabel_20_46" text:visited-style-name="ListLabel_20_46"><text:span text:style-name="T11">pyramidal numbers</text:span></text:a><text:span text:style-name="T2"> might be of some assistance here in getting started...)</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lmost as if intended as a metaphor for the bleak daily life behind the Iron Curtain, all pebbles are identical and you don't have any choice in your moves. Each move picks up exactly one pebble from each pile (even if doing so makes that pile vanish), and creates a new pile from the resulting handful. For example, starting with </text:span><text:span text:style-name="T15">piles=[7, 4, 2, 1, 1]</text:span><text:span text:style-name="T2">, the first move turns this into </text:span><text:span text:style-name="T15">[6, 3, 1, 5]</text:span><text:span text:style-name="T2">. The next move turns that into </text:span><text:span text:style-name="T15">[5, 2, 4, 4]</text:span><text:span text:style-name="T2">, which then turns into the five-pile configuration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in sorted order. Note how applying the basic move to this goal state simply leads right back in that same goal state. (In mathematical lingo, the goal state is a </text:span><text:span text:style-name="T5">fixed point</text:span><text:span text:style-name="T2"> of the transformation function between these configurations of pebbles, so the process gets stuck there forever once it reaches it.)</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we saw back in </text:span><text:a xlink:type="simple" xlink:href="https://github.com/ikokkari/PythonExamples/blob/master/mathproblems.py" text:style-name="ListLabel_20_47" text:visited-style-name="ListLabel_20_47"><text:span text:style-name="T14">mathproblems.py</text:span></text:a><text:span text:style-name="T2">. However, unlike in that still annoyingly open problem, a combinatorial proof shows that Bulgarian solitaire can never get stuck, but will terminate from any starting configuration of pyramidal numbers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combat of wits,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to rescue your nemesis. She will then return in a third year analysis of algorithms course as an </text:span><text:span text:style-name="T5">adversary</text:span><text:span text:style-name="T2"> who puts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This function is not tasked to find the true median, which would be a trivial one-liner by sorting </text:span><text:span text:style-name="T15">items</text:span><text:span text:style-name="T2">, but find and return the same element that Tukey's ninther algorithm would return for those </text:span><text:span text:style-name="T15">items</text:span><text:span text:style-name="T2">.</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alway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combinatorics material)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7" text:visited-style-name="ListLabel_20_47"><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2"/>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several ways, return the breakdown that maximizes the larger number. For example, the number 85 allows two such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mall step at the time, whereas in </text:span><text:span text:style-name="T5">binary search</text:span><text:span text:style-name="T2">,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2">n</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1</text:span></text:p>
          </table:table-cell>
          <table:table-cell table:style-name="Table35.A1" office:value-type="string">
            <text:p text:style-name="P8"><text:span text:style-name="T15">None</text:span></text:p>
          </table:table-cell>
        </table:table-row>
        <table:table-row table:style-name="Table35.1">
          <table:table-cell table:style-name="Table35.A1" office:value-type="string">
            <text:p text:style-name="P8"><text:span text:style-name="T15">2</text:span></text:p>
          </table:table-cell>
          <table:table-cell table:style-name="Table35.A1" office:value-type="string">
            <text:p text:style-name="P8"><text:span text:style-name="T15">(1, 1)</text:span></text:p>
          </table:table-cell>
        </table:table-row>
        <table:table-row table:style-name="Table35.1">
          <table:table-cell table:style-name="Table35.A1" office:value-type="string">
            <text:p text:style-name="P8"><text:span text:style-name="T15">50</text:span></text:p>
          </table:table-cell>
          <table:table-cell table:style-name="Table35.A1" office:value-type="string">
            <text:p text:style-name="P8"><text:span text:style-name="T15">(7, 1)</text:span></text:p>
          </table:table-cell>
        </table:table-row>
        <table:table-row table:style-name="Table35.1">
          <table:table-cell table:style-name="Table35.A1" office:value-type="string">
            <text:p text:style-name="P8"><text:span text:style-name="T15">8</text:span></text:p>
          </table:table-cell>
          <table:table-cell table:style-name="Table35.A1" office:value-type="string">
            <text:p text:style-name="P8"><text:span text:style-name="T15">(2, 2)</text:span></text:p>
          </table:table-cell>
        </table:table-row>
        <table:table-row table:style-name="Table35.1">
          <table:table-cell table:style-name="Table35.A1" office:value-type="string">
            <text:p text:style-name="P8"><text:span text:style-name="T15">11</text:span></text:p>
          </table:table-cell>
          <table:table-cell table:style-name="Table35.A1" office:value-type="string">
            <text:p text:style-name="P8"><text:span text:style-name="T15">None</text:span></text:p>
          </table:table-cell>
        </table:table-row>
        <table:table-row table:style-name="Table35.1">
          <table:table-cell table:style-name="Table35.A1" office:value-type="string">
            <text:p text:style-name="P8"><text:span text:style-name="T15">123**2 + 456**2</text:span></text:p>
          </table:table-cell>
          <table:table-cell table:style-name="Table35.A1" office:value-type="string">
            <text:p text:style-name="P8"><text:span text:style-name="T15">(456, 123)</text:span></text:p>
          </table:table-cell>
        </table:table-row>
        <table:table-row table:style-name="Table35.1">
          <table:table-cell table:style-name="Table35.A1" office:value-type="string">
            <text:p text:style-name="P8"><text:span text:style-name="T15">55555**2 + 66666**2</text:span></text:p>
          </table:table-cell>
          <table:table-cell table:style-name="Table35.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To extract the lowest digit of a positive integer </text:span><text:span text:style-name="T15">n</text:span><text:span text:style-name="T2">, use the expression </text:span><text:span text:style-name="T15">n % 10</text:span><text:span text:style-name="T2">. To extract all other digits without the lowest one, use the expression </text:span><text:span text:style-name="T15">n // 10</text:span><text:span text:style-name="T2">. You can use these simple integer arithmetic operations to execute the steps of the </text:span><text:span text:style-name="T5">column-wise integer addition</text:span><text:span text:style-name="T2"> so that you don't care about the actual result of the addition, but only the carry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8"><text:span text:style-name="T15">a</text:span></text:p>
          </table:table-cell>
          <table:table-cell table:style-name="Table36.A1" office:value-type="string">
            <text:p text:style-name="P8"><text:span text:style-name="T15">b</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99999</text:span></text:p>
          </table:table-cell>
          <table:table-cell table:style-name="Table36.A1" office:value-type="string">
            <text:p text:style-name="P8"><text:span text:style-name="T15">1</text:span></text:p>
          </table:table-cell>
          <table:table-cell table:style-name="Table36.A1" office:value-type="string">
            <text:p text:style-name="P8"><text:span text:style-name="T15">5</text:span></text:p>
          </table:table-cell>
        </table:table-row>
        <table:table-row table:style-name="Table36.1">
          <table:table-cell table:style-name="Table36.A1" office:value-type="string">
            <text:p text:style-name="P8"><text:span text:style-name="T15">11111111111</text:span></text:p>
          </table:table-cell>
          <table:table-cell table:style-name="Table36.A1" office:value-type="string">
            <text:p text:style-name="P8"><text:span text:style-name="T15">2222222222</text:span></text:p>
          </table:table-cell>
          <table:table-cell table:style-name="Table36.A1" office:value-type="string">
            <text:p text:style-name="P8"><text:span text:style-name="T15">0</text:span></text:p>
          </table:table-cell>
        </table:table-row>
        <table:table-row table:style-name="Table36.1">
          <table:table-cell table:style-name="Table36.A1" office:value-type="string">
            <text:p text:style-name="P8"><text:span text:style-name="T15">123456789</text:span></text:p>
          </table:table-cell>
          <table:table-cell table:style-name="Table36.A1" office:value-type="string">
            <text:p text:style-name="P8"><text:span text:style-name="T15">987654321</text:span></text:p>
          </table:table-cell>
          <table:table-cell table:style-name="Table36.A1" office:value-type="string">
            <text:p text:style-name="P8"><text:span text:style-name="T15">9</text:span></text:p>
          </table:table-cell>
        </table:table-row>
        <table:table-row table:style-name="Table36.1">
          <table:table-cell table:style-name="Table36.A1" office:value-type="string">
            <text:p text:style-name="P8"><text:span text:style-name="T15">2**100</text:span></text:p>
          </table:table-cell>
          <table:table-cell table:style-name="Table36.A1" office:value-type="string">
            <text:p text:style-name="P8"><text:span text:style-name="T15">2**100 - 1</text:span></text:p>
          </table:table-cell>
          <table:table-cell table:style-name="Table36.A1" office:value-type="string">
            <text:p text:style-name="P8"><text:span text:style-name="T15">13</text:span></text:p>
          </table:table-cell>
        </table:table-row>
        <table:table-row table:style-name="Table36.1">
          <table:table-cell table:style-name="Table36.A1" office:value-type="string">
            <text:p text:style-name="P8"><text:span text:style-name="T15">3**1000</text:span></text:p>
          </table:table-cell>
          <table:table-cell table:style-name="Table36.A1" office:value-type="string">
            <text:p text:style-name="P8"><text:span text:style-name="T15">3**1000 + 1</text:span></text:p>
          </table:table-cell>
          <table:table-cell table:style-name="Table36.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tter to not have to reinvent the wheel, but always check out first whether the string objects have useful methods to make your job easi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5">intervals</text:span></text:p>
          </table:table-cell>
          <table:table-cell table:style-name="Table37.A1" office:value-type="string">
            <text:p text:style-name="P3"><text:span text:style-name="T2">Expected result</text:span></text:p>
          </table:table-cell>
        </table:table-row>
        <table:table-row table:style-name="Table37.1">
          <table:table-cell table:style-name="Table37.A1" office:value-type="string">
            <text:p text:style-name="P3"><text:span text:style-name="T15">''</text:span></text:p>
          </table:table-cell>
          <table:table-cell table:style-name="Table37.A1" office:value-type="string">
            <text:p text:style-name="P3"><text:span text:style-name="T15">[]</text:span></text:p>
          </table:table-cell>
        </table:table-row>
        <table:table-row table:style-name="Table37.1">
          <table:table-cell table:style-name="Table37.A1" office:value-type="string">
            <text:p text:style-name="P3"><text:span text:style-name="T15">'42'</text:span></text:p>
          </table:table-cell>
          <table:table-cell table:style-name="Table37.A1" office:value-type="string">
            <text:p text:style-name="P3"><text:span text:style-name="T15">[42]</text:span></text:p>
          </table:table-cell>
        </table:table-row>
        <table:table-row table:style-name="Table37.1">
          <table:table-cell table:style-name="Table37.A1" office:value-type="string">
            <text:p text:style-name="P3"><text:span text:style-name="T15">'4-6,10-12,16'</text:span></text:p>
          </table:table-cell>
          <table:table-cell table:style-name="Table37.A1" office:value-type="string">
            <text:p text:style-name="P3"><text:span text:style-name="T15">[4, 5, 6, 10, 11, 12, 16]</text:span></text:p>
          </table:table-cell>
        </table:table-row>
        <table:table-row table:style-name="Table37.1">
          <table:table-cell table:style-name="Table37.A1" office:value-type="string">
            <text:p text:style-name="P3"><text:span text:style-name="T15">'1,3-9,12-14,9999'</text:span></text:p>
          </table:table-cell>
          <table:table-cell table:style-name="Table37.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tem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1, 2, 4, 6, 7, 8, 9, 10, 12, 13]</text:span></text:p>
          </table:table-cell>
          <table:table-cell table:style-name="Table38.A1" office:value-type="string">
            <text:p text:style-name="P3"><text:span text:style-name="T15">'1-2,4,6-10,12-13'</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3, 5, 6, 7, 9, 11, 12, 13]</text:span></text:p>
          </table:table-cell>
          <table:table-cell table:style-name="Table38.A1" office:value-type="string">
            <text:p text:style-name="P3"><text:span text:style-name="T15">'3,5-7,9,11-13'</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range(1, 1000001)</text:span></text:p>
          </table:table-cell>
          <table:table-cell table:style-name="Table38.A1" office:value-type="string">
            <text:p text:style-name="P3"><text:span text:style-name="T15">'1-1000000'</text:span></text:p>
          </table:table-cell>
        </table:table-row>
      </table:table>
      <text:p text:style-name="P2"/>
      <text:p text:style-name="P19"><text:bookmark text:name="_637ktqu3ro6a"/><text:span text:style-name="T1">Reversing the deserver</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7" text:visited-style-name="ListLabel_20_47"><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7" text:visited-style-name="ListLabel_20_47"><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to never have to worry that function silently modifies the contents of your list? </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3, 4, 'yeah'], 5]</text:span></text:p>
          </table:table-cell>
          <table:table-cell table:style-name="Table39.A1" office:value-type="string">
            <text:p text:style-name="P3"><text:span text:style-name="T15">[5, ['yeah', 4, 3, 2], 1]</text:span></text:p>
          </table:table-cell>
        </table:table-row>
        <table:table-row table:style-name="Table39.1">
          <table:table-cell table:style-name="Table39.A1" office:value-type="string">
            <text:p text:style-name="P3"><text:span text:style-name="T15">[[[[[[1, 2]]]]]]</text:span></text:p>
          </table:table-cell>
          <table:table-cell table:style-name="Table39.A1" office:value-type="string">
            <text:p text:style-name="P3"><text:span text:style-name="T15">[[[[[[2, 1]]]]]]</text:span></text:p>
          </table:table-cell>
        </table:table-row>
        <table:table-row table:style-name="Table39.1">
          <table:table-cell table:style-name="Table39.A1" office:value-type="string">
            <text:p text:style-name="P3"><text:span text:style-name="T15">[42, [99, [17, [33, ['boo!']]]]]</text:span></text:p>
          </table:table-cell>
          <table:table-cell table:style-name="Table39.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word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sky', 'yat']</text:span></text:p>
          </table:table-cell>
          <table:table-cell table:style-name="Table40.A1" office:value-type="string">
            <text:p text:style-name="P3"><text:span text:style-name="T15">2</text:span></text:p>
          </table:table-cell>
        </table:table-row>
        <table:table-row table:style-name="Table40.1">
          <table:table-cell table:style-name="Table40.A1" office:value-type="string">
            <text:p text:style-name="P3"><text:span text:style-name="T15">['pun', 'ean', 'fiz', 'coe']</text:span></text:p>
          </table:table-cell>
          <table:table-cell table:style-name="Table40.A1" office:value-type="string">
            <text:p text:style-name="P3"><text:span text:style-name="T15">3</text:span></text:p>
          </table:table-cell>
        </table:table-row>
        <table:table-row table:style-name="Table40.1">
          <table:table-cell table:style-name="Table40.A1" office:value-type="string">
            <text:p text:style-name="P3"><text:span text:style-name="T15">['toph', 'prow', 'koku', 'okey']</text:span></text:p>
          </table:table-cell>
          <table:table-cell table:style-name="Table40.A1" office:value-type="string">
            <text:p text:style-name="P3"><text:span text:style-name="T15">2</text:span></text:p>
          </table:table-cell>
        </table:table-row>
        <table:table-row table:style-name="Table40.1">
          <table:table-cell table:style-name="Table40.A1" office:value-type="string">
            <text:p text:style-name="P3"><text:span text:style-name="T15">['ufo', 'hny', 'hun', 'ess', 'kab']</text:span></text:p>
          </table:table-cell>
          <table:table-cell table:style-name="Table40.A1" office:value-type="string">
            <text:p text:style-name="P3"><text:span text:style-name="T15">3</text:span></text:p>
          </table:table-cell>
        </table:table-row>
        <table:table-row table:style-name="Table40.1">
          <table:table-cell table:style-name="Table40.A1" office:value-type="string">
            <text:p text:style-name="P3"><text:span text:style-name="T15">['cagit', 'libri', 'sured', 'birls', 'golgi', 'shank', 'bailo', 'senex', 'cavin', 'ajiva', 'babby']</text:span></text:p>
          </table:table-cell>
          <table:table-cell table:style-name="Table40.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n</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43333</text:span></text:p>
          </table:table-cell>
          <table:table-cell table:style-name="Table41.A1" office:value-type="string">
            <text:p text:style-name="P3"><text:span text:style-name="T15">200</text:span></text:p>
          </table:table-cell>
        </table:table-row>
        <table:table-row table:style-name="Table41.1">
          <table:table-cell table:style-name="Table41.A1" office:value-type="string">
            <text:p text:style-name="P3"><text:span text:style-name="T15">2223</text:span></text:p>
          </table:table-cell>
          <table:table-cell table:style-name="Table41.A1" office:value-type="string">
            <text:p text:style-name="P3"><text:span text:style-name="T15">10</text:span></text:p>
          </table:table-cell>
        </table:table-row>
        <table:table-row table:style-name="Table41.1">
          <table:table-cell table:style-name="Table41.A1" office:value-type="string">
            <text:p text:style-name="P3"><text:span text:style-name="T15">777777777</text:span></text:p>
          </table:table-cell>
          <table:table-cell table:style-name="Table41.A1" office:value-type="string">
            <text:p text:style-name="P3"><text:span text:style-name="T15">20000000</text:span></text:p>
          </table:table-cell>
        </table:table-row>
        <table:table-row table:style-name="Table41.1">
          <table:table-cell table:style-name="Table41.A1" office:value-type="string">
            <text:p text:style-name="P3"><text:span text:style-name="T15">3888882277777731</text:span></text:p>
          </table:table-cell>
          <table:table-cell table:style-name="Table41.A1" office:value-type="string">
            <text:p text:style-name="P3"><text:span text:style-name="T15">11001</text:span></text:p>
          </table:table-cell>
        </table:table-row>
        <table:table-row table:style-name="Table41.1">
          <table:table-cell table:style-name="Table41.A1" office:value-type="string">
            <text:p text:style-name="P3"><text:span text:style-name="T15">2111111747111117777700</text:span></text:p>
          </table:table-cell>
          <table:table-cell table:style-name="Table41.A1" office:value-type="string">
            <text:p text:style-name="P3"><text:span text:style-name="T15">12002</text:span></text:p>
          </table:table-cell>
        </table:table-row>
        <table:table-row table:style-name="Table41.1">
          <table:table-cell table:style-name="Table41.A1" office:value-type="string">
            <text:p text:style-name="P3"><text:span text:style-name="T15">9999997777774444488872222</text:span></text:p>
          </table:table-cell>
          <table:table-cell table:style-name="Table41.A1" office:value-type="string">
            <text:p text:style-name="P3"><text:span text:style-name="T15">21210</text:span></text:p>
          </table:table-cell>
        </table:table-row>
        <table:table-row table:style-name="Table41.1">
          <table:table-cell table:style-name="Table41.A1" office:value-type="string">
            <text:p text:style-name="P3"><text:span text:style-name="T15">1234**5678</text:span></text:p>
          </table:table-cell>
          <table:table-cell table:style-name="Table41.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8"><text:span text:style-name="T15">items</text:span></text:p>
          </table:table-cell>
          <table:table-cell table:style-name="Table42.A1" office:value-type="string">
            <text:p text:style-name="P8"><text:span text:style-name="T2">Expected result</text:span></text:p>
          </table:table-cell>
        </table:table-row>
        <table:table-row table:style-name="Table42.1">
          <table:table-cell table:style-name="Table42.A1" office:value-type="string">
            <text:p text:style-name="P8"><text:span text:style-name="T15">[42, 42, 42]</text:span></text:p>
          </table:table-cell>
          <table:table-cell table:style-name="Table42.A1" office:value-type="string">
            <text:p text:style-name="P8"><text:span text:style-name="T15">[42, 42, 42]</text:span></text:p>
          </table:table-cell>
        </table:table-row>
        <table:table-row table:style-name="Table42.1">
          <table:table-cell table:style-name="Table42.A1" office:value-type="string">
            <text:p text:style-name="P8"><text:span text:style-name="T15">[42, 1, 17]</text:span></text:p>
          </table:table-cell>
          <table:table-cell table:style-name="Table42.A1" office:value-type="string">
            <text:p text:style-name="P8"><text:span text:style-name="T15">[1, 1, 1]</text:span></text:p>
          </table:table-cell>
        </table:table-row>
        <table:table-row table:style-name="Table42.1">
          <table:table-cell table:style-name="Table42.A1" office:value-type="string">
            <text:p text:style-name="P8"><text:span text:style-name="T15">[42, 17, 1]</text:span></text:p>
          </table:table-cell>
          <table:table-cell table:style-name="Table42.A1" office:value-type="string">
            <text:p text:style-name="P8"><text:span text:style-name="T15">[17, 1, 1]</text:span></text:p>
          </table:table-cell>
        </table:table-row>
        <table:table-row table:style-name="Table42.1">
          <table:table-cell table:style-name="Table42.A1" office:value-type="string">
            <text:p text:style-name="P8"><text:span text:style-name="T15">[6, 9, 3, 2]</text:span></text:p>
          </table:table-cell>
          <table:table-cell table:style-name="Table42.A1" office:value-type="string">
            <text:p text:style-name="P8"><text:span text:style-name="T15">[3, 3, 2, 2]</text:span></text:p>
          </table:table-cell>
        </table:table-row>
        <table:table-row table:style-name="Table42.1">
          <table:table-cell table:style-name="Table42.A1" office:value-type="string">
            <text:p text:style-name="P8"><text:span text:style-name="T15">[5, 2, 10, 1, 13, 15, 14, 5, 11, 19, 22]</text:span></text:p>
          </table:table-cell>
          <table:table-cell table:style-name="Table42.A1" office:value-type="string">
            <text:p text:style-name="P8"><text:span text:style-name="T15">[2, 1, 1, 1, 1, 13, 5, 1, 5, 11, 19]</text:span></text:p>
          </table:table-cell>
        </table:table-row>
        <table:table-row table:style-name="Table42.1">
          <table:table-cell table:style-name="Table42.A1" office:value-type="string">
            <text:p text:style-name="P8"><text:span text:style-name="T15">[1, 3, 5, 7, 9, 11, 10, 8, 6, 4, 2]</text:span></text:p>
          </table:table-cell>
          <table:table-cell table:style-name="Table42.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text:span text:style-name="T15">s1</text:span></text:p>
          </table:table-cell>
          <table:table-cell table:style-name="Table43.A1" office:value-type="string">
            <text:p text:style-name="P8"><text:span text:style-name="T15">s2</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2, 2, 3)</text:span></text:p>
          </table:table-cell>
          <table:table-cell table:style-name="Table43.A1" office:value-type="string">
            <text:p text:style-name="P8"><text:span text:style-name="T15">(5, 5, 2)</text:span></text:p>
          </table:table-cell>
          <table:table-cell table:style-name="Table43.A1" office:value-type="string">
            <text:p text:style-name="P8"><text:span text:style-name="T15">True</text:span></text:p>
          </table:table-cell>
        </table:table-row>
        <table:table-row table:style-name="Table43.1">
          <table:table-cell table:style-name="Table43.A1" office:value-type="string">
            <text:p text:style-name="P8"><text:span text:style-name="T15">(3, 6, 1)</text:span></text:p>
          </table:table-cell>
          <table:table-cell table:style-name="Table43.A1" office:value-type="string">
            <text:p text:style-name="P8"><text:span text:style-name="T15">(8, 3, 5)</text:span></text:p>
          </table:table-cell>
          <table:table-cell table:style-name="Table43.A1" office:value-type="string">
            <text:p text:style-name="P8"><text:span text:style-name="T15">False</text:span></text:p>
          </table:table-cell>
        </table:table-row>
        <table:table-row table:style-name="Table43.1">
          <table:table-cell table:style-name="Table43.A1" office:value-type="string">
            <text:p text:style-name="P8"><text:span text:style-name="T15">(8, 3, 3)</text:span></text:p>
          </table:table-cell>
          <table:table-cell table:style-name="Table43.A1" office:value-type="string">
            <text:p text:style-name="P8"><text:span text:style-name="T15">(9, 6, 8)</text:span></text:p>
          </table:table-cell>
          <table:table-cell table:style-name="Table43.A1" office:value-type="string">
            <text:p text:style-name="P8"><text:span text:style-name="T15">True</text:span></text:p>
          </table:table-cell>
        </table:table-row>
        <table:table-row table:style-name="Table43.1">
          <table:table-cell table:style-name="Table43.A1" office:value-type="string">
            <text:p text:style-name="P8"><text:span text:style-name="T15">(5, 4, 8)</text:span></text:p>
          </table:table-cell>
          <table:table-cell table:style-name="Table43.A1" office:value-type="string">
            <text:p text:style-name="P8"><text:span text:style-name="T15">(3, 5, 5)</text:span></text:p>
          </table:table-cell>
          <table:table-cell table:style-name="Table43.A1" office:value-type="string">
            <text:p text:style-name="P8"><text:span text:style-name="T15">True</text:span></text:p>
          </table:table-cell>
        </table:table-row>
        <table:table-row table:style-name="Table43.1">
          <table:table-cell table:style-name="Table43.A1" office:value-type="string">
            <text:p text:style-name="P8"><text:span text:style-name="T15">(10, 6, 2)</text:span></text:p>
          </table:table-cell>
          <table:table-cell table:style-name="Table43.A1" office:value-type="string">
            <text:p text:style-name="P8"><text:span text:style-name="T15">(3, 10, 7)</text:span></text:p>
          </table:table-cell>
          <table:table-cell table:style-name="Table43.A1" office:value-type="string">
            <text:p text:style-name="P8"><text:span text:style-name="T15">False</text:span></text:p>
          </table:table-cell>
        </table:table-row>
        <table:table-row table:style-name="Table43.1">
          <table:table-cell table:style-name="Table43.A1" office:value-type="string">
            <text:p text:style-name="P8"><text:span text:style-name="T15">(3000, 6000, 1000)</text:span></text:p>
          </table:table-cell>
          <table:table-cell table:style-name="Table43.A1" office:value-type="string">
            <text:p text:style-name="P8"><text:span text:style-name="T15">(8000, 3000, 5000)</text:span></text:p>
          </table:table-cell>
          <table:table-cell table:style-name="Table43.A1" office:value-type="string">
            <text:p text:style-name="P8"><text:span text:style-name="T15">False</text:span></text:p>
          </table:table-cell>
        </table:table-row>
        <table:table-row table:style-name="Table43.1">
          <table:table-cell table:style-name="Table43.A1" office:value-type="string">
            <text:p text:style-name="P8"><text:span text:style-name="T15">(5*10**6, 4*10**6, 8*10**6)</text:span></text:p>
          </table:table-cell>
          <table:table-cell table:style-name="Table43.A1" office:value-type="string">
            <text:p text:style-name="P3"><text:span text:style-name="T15">(3*10**6, 5*10**6, 5*10**6)</text:span></text:p>
          </table:table-cell>
          <table:table-cell table:style-name="Table43.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4" table:style-name="Table44">
        <table:table-column table:style-name="Table44.A" table:number-columns-repeated="3"/>
        <table:table-row table:style-name="Table44.1">
          <table:table-cell table:style-name="Table44.A1" office:value-type="string">
            <text:p text:style-name="P8"><text:span text:style-name="T15">n</text:span></text:p>
          </table:table-cell>
          <table:table-cell table:style-name="Table44.A1" office:value-type="string">
            <text:p text:style-name="P8"><text:span text:style-name="T15">giveup</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1</text:span></text:p>
          </table:table-cell>
          <table:table-cell table:style-name="Table44.A1" office:value-type="string">
            <text:p text:style-name="P8"><text:span text:style-name="T15">1000</text:span></text:p>
          </table:table-cell>
          <table:table-cell table:style-name="Table44.A1" office:value-type="string">
            <text:p text:style-name="P8"><text:span text:style-name="T15">68</text:span></text:p>
          </table:table-cell>
        </table:table-row>
        <table:table-row table:style-name="Table44.1">
          <table:table-cell table:style-name="Table44.A1" office:value-type="string">
            <text:p text:style-name="P8"><text:span text:style-name="T15">1234567890</text:span></text:p>
          </table:table-cell>
          <table:table-cell table:style-name="Table44.A1" office:value-type="string">
            <text:p text:style-name="P8"><text:span text:style-name="T15">1000</text:span></text:p>
          </table:table-cell>
          <table:table-cell table:style-name="Table44.A1" office:value-type="string">
            <text:p text:style-name="P8"><text:span text:style-name="T15">0</text:span></text:p>
          </table:table-cell>
        </table:table-row>
        <table:table-row table:style-name="Table44.1">
          <table:table-cell table:style-name="Table44.A1" office:value-type="string">
            <text:p text:style-name="P8"><text:span text:style-name="T15">555</text:span></text:p>
          </table:table-cell>
          <table:table-cell table:style-name="Table44.A1" office:value-type="string">
            <text:p text:style-name="P8"><text:span text:style-name="T15">10</text:span></text:p>
          </table:table-cell>
          <table:table-cell table:style-name="Table44.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text:span text:style-name="T15">items</text:span></text:p>
          </table:table-cell>
          <table:table-cell table:style-name="Table45.A1" office:value-type="string">
            <text:p text:style-name="P8"><text:span text:style-name="T15">k</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42, 42, 42, 42, 42, 42, 42]</text:span></text:p>
          </table:table-cell>
          <table:table-cell table:style-name="Table45.A1" office:value-type="string">
            <text:p text:style-name="P8"><text:span text:style-name="T15">3</text:span></text:p>
          </table:table-cell>
          <table:table-cell table:style-name="Table45.A1" office:value-type="string">
            <text:p text:style-name="P8"><text:span text:style-name="T15">[42, 42, 42]</text:span></text:p>
          </table:table-cell>
        </table:table-row>
        <table:table-row table:style-name="Table45.1">
          <table:table-cell table:style-name="Table45.A1" office:value-type="string">
            <text:p text:style-name="P8"><text:span text:style-name="T15">['tom', 42, 'bob', 'bob', 99, 'bob', 'tom', 'tom', 99]</text:span></text:p>
          </table:table-cell>
          <table:table-cell table:style-name="Table45.A1" office:value-type="string">
            <text:p text:style-name="P8"><text:span text:style-name="T15">2</text:span></text:p>
          </table:table-cell>
          <table:table-cell table:style-name="Table45.A1" office:value-type="string">
            <text:p text:style-name="P8"><text:span text:style-name="T15">['tom', 42, 'bob', 'bob', 99, 'tom', 99]</text:span></text:p>
          </table:table-cell>
        </table:table-row>
        <table:table-row table:style-name="Table45.1">
          <table:table-cell table:style-name="Table45.A1" office:value-type="string">
            <text:p text:style-name="P8"><text:span text:style-name="T15">[1, 2, 3, 4, 5, 4, 3, 2, 1, 2, 3, 4, 5, 4, 3, 2, 1]</text:span></text:p>
          </table:table-cell>
          <table:table-cell table:style-name="Table45.A1" office:value-type="string">
            <text:p text:style-name="P8"><text:span text:style-name="T15">1</text:span></text:p>
          </table:table-cell>
          <table:table-cell table:style-name="Table45.A1" office:value-type="string">
            <text:p text:style-name="P8"><text:span text:style-name="T15">[1, 2, 3, 4, 5]</text:span></text:p>
          </table:table-cell>
        </table:table-row>
        <table:table-row table:style-name="Table45.1">
          <table:table-cell table:style-name="Table45.A1" office:value-type="string">
            <text:p text:style-name="P3"><text:span text:style-name="T15">[1, 2, 3, 4, 5, 4, 3, 2, 1, 2, 3, 4, 5, 4, 3, 2, 1, 2, 3, 4, 5]</text:span></text:p>
          </table:table-cell>
          <table:table-cell table:style-name="Table45.A1" office:value-type="string">
            <text:p text:style-name="P8"><text:span text:style-name="T15">3</text:span></text:p>
          </table:table-cell>
          <table:table-cell table:style-name="Table45.A1" office:value-type="string">
            <text:p text:style-name="P8"><text:span text:style-name="T15">[1, 2, 3, 4, 5, 4, 3, 2, 1, 2, 3, 4, 5, 1, 5]</text:span></text:p>
          </table:table-cell>
        </table:table-row>
        <table:table-row table:style-name="Table45.1">
          <table:table-cell table:style-name="Table45.A1" office:value-type="string">
            <text:p text:style-name="P3"><text:span text:style-name="T15">[42, 42, 42, 99, 99, 17]</text:span></text:p>
          </table:table-cell>
          <table:table-cell table:style-name="Table45.A1" office:value-type="string">
            <text:p text:style-name="P8"><text:span text:style-name="T15">0</text:span></text:p>
          </table:table-cell>
          <table:table-cell table:style-name="Table45.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odfo7y1wnkar"/><text:span text:style-name="T1">Brussel's choice</text:span></text:p>
      <text:p text:style-name="P2"/>
      <text:p text:style-name="P1"><text:span text:style-name="T15">def brussels_choice_step(n, mink, maxk):</text:span></text:p>
      <text:p text:style-name="P2"/>
      <text:p text:style-name="P1"><text:span text:style-name="T2">This problem is adapted from the jovial video "</text:span><text:a xlink:type="simple" xlink:href="https://www.youtube.com/watch?v=AeqK96UX3rA&amp;t=889s" text:style-name="ListLabel_20_46" text:visited-style-name="ListLabel_20_46"><text:span text:style-name="T11">The Brussel's Choice</text:span></text:a><text:span text:style-name="T2">" of </text:span><text:a xlink:type="simple" xlink:href="https://www.youtube.com/channel/UCoxcjq-8xIDTYp3uz647V5A" text:style-name="ListLabel_20_46" text:visited-style-name="ListLabel_20_46"><text:span text:style-name="T11">Numberphile</text:span></text:a><text:span text:style-name="T2"> whose first five minutes you might want to watch to get an idea of what is going on. This function should compute and return the list of all numbers that the positive integer </text:span><text:span text:style-name="T15">n</text:span><text:span text:style-name="T2"> can be converted to by treating it as a string and replacing some substring </text:span><text:span text:style-name="T15">m</text:span><text:span text:style-name="T2"> of its digits with either </text:span><text:span text:style-name="T15">2*m</text:span><text:span text:style-name="T2"> or </text:span><text:span text:style-name="T15">m/2</text:span><text:span text:style-name="T2">, the latter substitution allowed only whenever </text:span><text:span text:style-name="T15">m</text:span><text:span text:style-name="T2"> is even so that dividing it by two produces an integer result.</text:span></text:p>
      <text:p text:style-name="P2"/>
      <text:p text:style-name="P1"><text:span text:style-name="T2">This problem looks at numbers that can be produced from </text:span><text:span text:style-name="T15">n</text:span><text:span text:style-name="T2"> in a single step. (Constructing the entire path from </text:span><text:span text:style-name="T15">n</text:span><text:span text:style-name="T2"> to 1 or any other goal comes later.) To keep the results shorter, we also impose an additional constraint that the number of digits in the chosen substring </text:span><text:span text:style-name="T15">m</text:span><text:span text:style-name="T2"> must be between </text:span><text:span text:style-name="T15">mink</text:span><text:span text:style-name="T2"> and </text:span><text:span text:style-name="T15">maxk</text:span><text:span text:style-name="T2">, inclusive. The returned list must contain the numbers in ascending sorted order.</text:span></text:p>
      <text:p text:style-name="P2"/>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text:span text:style-name="T15">n</text:span></text:p>
          </table:table-cell>
          <table:table-cell table:style-name="Table46.A1" office:value-type="string">
            <text:p text:style-name="P3"><text:span text:style-name="T15">mink</text:span></text:p>
          </table:table-cell>
          <table:table-cell table:style-name="Table46.A1" office:value-type="string">
            <text:p text:style-name="P3"><text:span text:style-name="T15">maxk</text:span></text:p>
          </table:table-cell>
          <table:table-cell table:style-name="Table46.A1" office:value-type="string">
            <text:p text:style-name="P3"><text:span text:style-name="T2">Expected result</text:span></text:p>
          </table:table-cell>
        </table:table-row>
        <table:table-row table:style-name="Table46.1">
          <table:table-cell table:style-name="Table46.A1" office:value-type="string">
            <text:p text:style-name="P3"><text:span text:style-name="T15">42</text:span></text:p>
          </table:table-cell>
          <table:table-cell table:style-name="Table46.A1" office:value-type="string">
            <text:p text:style-name="P3"><text:span text:style-name="T15">1</text:span></text:p>
          </table:table-cell>
          <table:table-cell table:style-name="Table46.A1" office:value-type="string">
            <text:p text:style-name="P3"><text:span text:style-name="T15">2</text:span></text:p>
          </table:table-cell>
          <table:table-cell table:style-name="Table46.A1" office:value-type="string">
            <text:p text:style-name="P3"><text:span text:style-name="T15">[21, 22, 41, 44, 82, 84]</text:span></text:p>
          </table:table-cell>
        </table:table-row>
        <table:table-row table:style-name="Table46.1">
          <table:table-cell table:style-name="Table46.A1" office:value-type="string">
            <text:p text:style-name="P3"><text:span text:style-name="T15">1234</text:span></text:p>
          </table:table-cell>
          <table:table-cell table:style-name="Table46.A1" office:value-type="string">
            <text:p text:style-name="P3"><text:span text:style-name="T15">1</text:span></text:p>
          </table:table-cell>
          <table:table-cell table:style-name="Table46.A1" office:value-type="string">
            <text:p text:style-name="P3"><text:span text:style-name="T15">1</text:span></text:p>
          </table:table-cell>
          <table:table-cell table:style-name="Table46.A1" office:value-type="string">
            <text:p text:style-name="P3"><text:span text:style-name="T15">[1134, 1232, 1238, 1264, 1434, 2234]</text:span></text:p>
          </table:table-cell>
        </table:table-row>
        <table:table-row table:style-name="Table46.1">
          <table:table-cell table:style-name="Table46.A1" office:value-type="string">
            <text:p text:style-name="P3"><text:span text:style-name="T15">1234</text:span></text:p>
          </table:table-cell>
          <table:table-cell table:style-name="Table46.A1" office:value-type="string">
            <text:p text:style-name="P3"><text:span text:style-name="T15">2</text:span></text:p>
          </table:table-cell>
          <table:table-cell table:style-name="Table46.A1" office:value-type="string">
            <text:p text:style-name="P3"><text:span text:style-name="T15">3</text:span></text:p>
          </table:table-cell>
          <table:table-cell table:style-name="Table46.A1" office:value-type="string">
            <text:p text:style-name="P3"><text:span text:style-name="T15">[634, 1117, 1217, 1268, 1464, 1468, 2434, 2464]</text:span></text:p>
          </table:table-cell>
        </table:table-row>
        <table:table-row table:style-name="Table46.1">
          <table:table-cell table:style-name="Table46.A1" office:value-type="string">
            <text:p text:style-name="P3"><text:span text:style-name="T15">88224</text:span></text:p>
          </table:table-cell>
          <table:table-cell table:style-name="Table46.A1" office:value-type="string">
            <text:p text:style-name="P3"><text:span text:style-name="T15">2</text:span></text:p>
          </table:table-cell>
          <table:table-cell table:style-name="Table46.A1" office:value-type="string">
            <text:p text:style-name="P3"><text:span text:style-name="T15">3</text:span></text:p>
          </table:table-cell>
          <table:table-cell table:style-name="Table46.A1" office:value-type="string">
            <text:p text:style-name="P3"><text:span text:style-name="T15">[44124, 44224, 84114, 84124, 88112, 88114, 88212, 88248, 88444, 88448, 176224, 176424, 816424,816444]</text:span></text:p>
          </table:table-cell>
        </table:table-row>
        <table:table-row table:style-name="Table46.1">
          <table:table-cell table:style-name="Table46.A1" office:value-type="string">
            <text:p text:style-name="P3"><text:span text:style-name="T15">123456789</text:span></text:p>
          </table:table-cell>
          <table:table-cell table:style-name="Table46.A1" office:value-type="string">
            <text:p text:style-name="P3"><text:span text:style-name="T15">7</text:span></text:p>
          </table:table-cell>
          <table:table-cell table:style-name="Table46.A1" office:value-type="string">
            <text:p text:style-name="P3"><text:span text:style-name="T15">9</text:span></text:p>
          </table:table-cell>
          <table:table-cell table:style-name="Table46.A1" office:value-type="string">
            <text:p text:style-name="P3"><text:span text:style-name="T15">[61728399, 111728399, 126913578, 146913569, 146913578, 246913489, 246913569, 246913578]</text:span></text:p>
          </table:table-cell>
        </table:table-row>
        <table:table-row table:style-name="Table46.1">
          <table:table-cell table:style-name="Table46.A1" office:value-type="string">
            <text:p text:style-name="P3"><text:span text:style-name="T15">123456789</text:span></text:p>
          </table:table-cell>
          <table:table-cell table:style-name="Table46.A1" office:value-type="string">
            <text:p text:style-name="P3"><text:span text:style-name="T15">1</text:span></text:p>
          </table:table-cell>
          <table:table-cell table:style-name="Table46.A1" office:value-type="string">
            <text:p text:style-name="P3"><text:span text:style-name="T15">9</text:span></text:p>
          </table:table-cell>
          <table:table-cell table:style-name="Table46.A1" office:value-type="string">
            <text:p text:style-name="P3"><text:span text:style-name="T2">(a list with 65 elements, the last three of which are </text:span><text:span text:style-name="T15">[1234567169, 1234567178, 1234567818]</text:span><text:span text:style-name="T2">)</text:span></text:p>
          </table:table-cell>
        </table:table-row>
      </table:table>
      <text:p text:style-name="P2"/>
      <text:p text:style-name="P19"><text:bookmark text:name="_4f7mmbjitth3"/><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serve as any sort of practical programming tools, but demonstrate tongue-in-cheek how some deceptively simple mechanism (or merely disguised as simple, with complexity emerging organically from its simple rules)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N/A</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 The required </text:span><text:span text:style-name="T15">k</text:span><text:span text:style-name="T2"> smaller items do not need to be consecutive immediate predecessors of the current item, but they can be any </text:span><text:span text:style-name="T15">k</text:span><text:span text:style-name="T2"> items positioned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self-describing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been taken over by some </text:span><text:a xlink:type="simple" xlink:href="https://en.wikipedia.org/wiki/Bishop_(chess)" text:style-name="ListLabel_20_46" text:visited-style-name="ListLabel_20_46"><text:span text:style-name="T11">bishops</text:span></text:a><text:span text:style-name="T2">, each represented as a tuple </text:span><text:span text:style-name="T15">(row, column)</text:span><text:span text:style-name="T2"> of the row and the column of the square the bishop stands on. Same as in the earlier version of this problem with rampaging rooks, the rows and columns are numbered from 0 to </text:span><text:span text:style-name="T6">n</text:span><text:span text:style-name="T2"> - 1. Unlike a chess rook whose moves are </text:span><text:span text:style-name="T5">axis-aligned</text:span><text:span text:style-name="T2">,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determine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check whether the horizontal distance between those squares equals their vertical distance, which is both necessary and sufficient for those squares to lie on the same diagonal. This way you don't need to write the essentially identical block of logic separately for the four diagonal directions, but a singl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as the need for them emerges, so that their existence is similar to that of fictional characters such as Donald Duck and James Bond, woven into our reality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its predecessor position </text:span><text:span text:style-name="T15">i-1</text:span><text:span text:style-name="T2">, and exactly </text:span><text:span text:style-name="T15">right</text:span><text:span text:style-name="T2"> coins spill into its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7" text:visited-style-name="ListLabel_20_47"><text:span text:style-name="T14">deque</text:span></text:a><text:span text:style-name="T2"> from the </text:span><text:a xlink:type="simple" xlink:href="https://docs.python.org/3/library/fractions.html" text:style-name="ListLabel_20_47" text:visited-style-name="ListLabel_20_47"><text:span text:style-name="T14">fractions</text:span></text:a><text:span text:style-name="T2"> and </text:span><text:a xlink:type="simple" xlink:href="https://docs.python.org/3.3/library/collections.html" text:style-name="ListLabel_20_47" text:visited-style-name="ListLabel_20_47"><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hopping alo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such as either one or both frogs hopping in place,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these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text:span><text:span text:style-name="T15">append</text:span><text:span text:style-name="T2"> it to the end of the list. Whenever the current item is one of the four arithmetic operations, </text:span><text:span text:style-name="T15">pop</text:span><text:span text:style-name="T2"> two items from the end of the list, perform that operation on those items, and </text:span><text:span text:style-name="T15">append</text:span><text:span text:style-name="T2">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e same cycle, distinct from another possible cycle of these three elements given as either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hat position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of the permutation still allows unique reconstruction of its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Combining the first names of celebrity couples into a catchy shorthand for media consumption turns out to be surprisingly simple to automate. Start by counting how many maximal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each vowel group can contain more than one vowel, as in the word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 combination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7" text:visited-style-name="ListLabel_20_47"><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therefore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ausage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somewhere around the intended key.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find and return the word in the list of </text:span><text:span text:style-name="T15">words</text:span><text:span text:style-name="T2"> that have the same number of letters and whose distance, measured as the sum of the distances of the characters in the same position, is the smallest. If several words are equidistant from </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 Similarly, even though </text:span><text:span text:style-name="T15">'lobe'</text:span><text:span text:style-name="T2"> is a perfectly valid word, the sentence </text:span><text:span text:style-name="T15">'I lobe you'</text:span><text:span text:style-name="T2"> is most likely a typo...</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only integer arithmetic and conditional statements to get to the truth.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7" text:visited-style-name="ListLabel_20_47"><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7" text:visited-style-name="ListLabel_20_47"><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3954389327"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b**bp)</text:span><text:span text:style-name="T2"> multiplied by the desired </text:span><text:span text:style-name="T15">tolerance</text:span><text:span text:style-name="T2"> is at most equal to the smaller of those two powers. (This definition intentionally avoids division to keep it fast and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very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7" text:visited-style-name="ListLabel_20_47"><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potentially express the number as an integer power to know from the get-go that </text:span><text:span text:style-name="T15">12345**67890 - 1</text:span><text:span text:style-name="T2"> cannot be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wheels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7" text:visited-style-name="ListLabel_20_47"><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ree also included in </text:span><text:span text:style-name="T15">points</text:span><text:span text:style-name="T2">. You can therefore loop through all possibilities for the bottom left point </text:span><text:span text:style-name="T15">(x, y)</text:span><text:span text:style-name="T2"> and the direction vector </text:span><text:span text:style-name="T15">(dx, dy)</text:span><text:span text:style-name="T2"> to be guaranteed to find all squares in the grid. But still try to be economical in these loops so this function sweeps up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little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sometimes be broken down into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let your function efficiently </text:span><text:a xlink:type="simple" xlink:href="https://en.wikipedia.org/wiki/Gleaming_the_Cube" text:style-name="ListLabel_20_46" text:visited-style-name="ListLabel_20_46"><text:span text:style-name="T11">gleam these cubes</text:span></text:a><text:span text:style-name="T2"> even for large </text:span><text:span text:style-name="T15">n</text:span><text:span text:style-name="T2">,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through finite. Since the cube of a negative number is also negative, no finite upper bound for search would exist if negative numbers were allowed. Breaking some small and simple number into a sum of exactly three cubes can suddenly blow up to be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4179399485"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same Martin Gardner column as in the Bulgarian solitaire problem also discussed this puzzle as an example of a seemingly unlimited process where it turns out that even if you were allowed to freely choose your fractions, every such sequence will inevitably have painted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a lazy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to be fast enough to finish reasonably quickly even for a large list of points. Try not to do much more work than is necessary to identify and remove the current maximal points. Start by noting how each point can potentially be dominated only by those points whose distance from the origin </text:span><text:span text:style-name="T15">(0, 0)</text:span><text:span text:style-name="T2"> is strictly larger. And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382178170"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lso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such as </text:span><text:span text:style-name="T15">'</text:span><text:a xlink:type="simple" xlink:href="https://www.dictionary.com/browse/cep" text:style-name="ListLabel_20_47" text:visited-style-name="ListLabel_20_47"><text:span text:style-name="T14">cep</text:span></text:a><text:span text:style-name="T15">'</text:span><text:span text:style-name="T2"> and </text:span><text:span text:style-name="T15">'</text:span><text:a xlink:type="simple" xlink:href="https://www.dictionary.com/browse/gan" text:style-name="ListLabel_20_47" text:visited-style-name="ListLabel_20_47"><text:span text:style-name="T14">gan</text:span></text:a><text:span text:style-name="T15">'</text:span><text:span text:style-name="T2">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7" text:visited-style-name="ListLabel_20_47"><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from the tester, </text:span><text:span text:style-name="T15">tabu</text:span><text:span text:style-name="T2"> is always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computational complexity usually emerges.</text:span></text:p>
      <text:p text:style-name="P2"/>
      <text:p text:style-name="P1"><text:span text:style-name="T2">Normally we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6">n</text:span><text:span text:style-name="T2">, return the list of signed powers of three that add up to </text:span><text:span text:style-name="T6">n</text:span><text:span text:style-name="T2">, listing these powers in the descending order of their absolute values. This problem could be solved in a few different ways. The page "</text:span><text:a xlink:type="simple" xlink:href="https://cp-algorithms.com/algebra/balanced-ternary.html" text:style-name="ListLabel_20_46" text:visited-style-name="ListLabel_20_46"><text:span text:style-name="T11">Balanced ternary</text:span></text:a><text:span text:style-name="T2">" shows one way to do this by first converting </text:span><text:span text:style-name="T6">n</text:span><text:span text:style-name="T2"> to </text:span><text:span text:style-name="T5">unbalanced ternary</text:span><text:span text:style-name="T2"> (this is just base three with coefficients 0, 1 and 2) and taking it from there. Another way to achieve the same end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into the result and convert </text:span><text:span text:style-name="T6">n</text:span><text:span text:style-name="T2"> - </text:span><text:span text:style-name="T6">p</text:span><text:span text:style-name="T2"> for the rest, or take 3</text:span><text:span text:style-name="T6">p</text:span><text:span text:style-name="T2"> in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8" style:display-name="ListLabel 4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103" meta:word-count="31633" meta:character-count="182280" meta:non-whitespace-character-count="152718"/>
    <meta:generator>LibreOfficeDev/6.0.5.2$Linux_X86_64 LibreOffice_project/</meta:generator>
  </office:meta>
</office:document-meta>
</file>